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-light, sans-serif"/>
    <style:font-face style:name="Courier" svg:font-family="Courie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ourier1" svg:font-family="Courier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1cm" fo:margin-bottom="0.21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officeooo:rsid="000c972c" officeooo:paragraph-rsid="000c972c"/>
    </style:style>
    <style:style style:name="P3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officeooo:rsid="000cba60" officeooo:paragraph-rsid="000d4bd0"/>
    </style:style>
    <style:style style:name="P4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0d4bd0"/>
    </style:style>
    <style:style style:name="P5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0f30cb"/>
    </style:style>
    <style:style style:name="P6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113aa2"/>
    </style:style>
    <style:style style:name="P7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12c6bb"/>
    </style:style>
    <style:style style:name="P8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0cba60" officeooo:paragraph-rsid="0015f8c7"/>
    </style:style>
    <style:style style:name="P9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officeooo:rsid="0012c6bb" officeooo:paragraph-rsid="0012c6bb"/>
    </style:style>
    <style:style style:name="P10" style:family="paragraph" style:parent-style-name="Standard">
      <style:paragraph-properties fo:margin-left="0cm" fo:margin-right="0cm" fo:margin-top="0.42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officeooo:rsid="000c972c" officeooo:paragraph-rsid="000c972c" style:font-weight-asian="bold"/>
    </style:style>
    <style:style style:name="P11" style:family="paragraph" style:parent-style-name="Standard">
      <style:paragraph-properties fo:margin-left="0cm" fo:margin-right="0cm" fo:margin-top="0.42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lways"/>
      <style:text-properties fo:font-size="13pt" fo:font-weight="bold" style:font-size-asian="13pt" style:font-weight-asian="bold" style:font-size-complex="13pt"/>
    </style:style>
    <style:style style:name="P12" style:family="paragraph" style:parent-style-name="Standard">
      <style:paragraph-properties fo:margin-left="0.499cm" fo:margin-right="0cm" fo:margin-top="0.21cm" fo:margin-bottom="0cm" loext:contextual-spacing="false" fo:line-height="100%" fo:text-align="justify" style:justify-single-word="false" fo:orphans="0" fo:widows="0" fo:text-indent="-0.499cm" style:auto-text-indent="false" fo:padding="0cm" fo:border="none"/>
      <style:text-properties fo:font-variant="normal" fo:text-transform="none" style:font-name="arial" fo:font-size="22.5pt" fo:letter-spacing="normal" fo:font-style="normal" fo:font-weight="normal" officeooo:paragraph-rsid="0018217a"/>
    </style:style>
    <style:style style:name="P13" style:family="paragraph" style:parent-style-name="Standard">
      <style:paragraph-properties fo:margin-left="0.499cm" fo:margin-right="0cm" fo:margin-top="0.21cm" fo:margin-bottom="0cm" loext:contextual-spacing="false" fo:line-height="100%" fo:text-align="justify" style:justify-single-word="false" fo:orphans="0" fo:widows="0" fo:text-indent="-0.499cm" style:auto-text-indent="false" fo:padding="0cm" fo:border="none"/>
      <style:text-properties fo:font-variant="normal" fo:text-transform="none" style:font-name="arial" fo:font-size="22.5pt" fo:letter-spacing="normal" fo:font-style="normal" fo:font-weight="normal" officeooo:rsid="0018217a" officeooo:paragraph-rsid="0018217a"/>
    </style:style>
    <style:style style:name="P14" style:family="paragraph" style:parent-style-name="Standard" style:master-page-name="Standard">
      <style:paragraph-properties fo:margin-left="0cm" fo:margin-right="0cm" fo:margin-top="0.42cm" fo:margin-bottom="0cm" loext:contextual-spacing="false" fo:line-height="100%" fo:text-align="center" style:justify-single-word="false" fo:keep-together="auto" fo:orphans="0" fo:widows="0" fo:text-indent="0cm" style:auto-text-indent="false" style:page-number="1" fo:padding="0cm" fo:border="none" fo:keep-with-next="auto"/>
      <style:text-properties fo:font-size="16pt" fo:font-weight="bold" officeooo:rsid="000c972c" officeooo:paragraph-rsid="000f30cb" style:font-size-asian="16pt" style:font-weight-asian="bold" style:font-size-complex="16pt"/>
    </style:style>
    <style:style style:name="P15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style="normal" officeooo:rsid="00103d59" officeooo:paragraph-rsid="00113aa2" style:font-style-asian="normal" style:font-style-complex="normal"/>
    </style:style>
    <style:style style:name="P16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style="normal" officeooo:rsid="00103d59" officeooo:paragraph-rsid="0012c6bb" style:font-style-asian="normal" style:font-style-complex="normal"/>
    </style:style>
    <style:style style:name="P17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style="normal" officeooo:rsid="00113aa2" officeooo:paragraph-rsid="0012c6bb" style:font-style-asian="normal" style:font-style-complex="normal"/>
    </style:style>
    <style:style style:name="P18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style="normal" officeooo:rsid="0012c6bb" officeooo:paragraph-rsid="0012c6bb" style:font-style-asian="normal" style:font-style-complex="normal"/>
    </style:style>
    <style:style style:name="P19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style="normal" officeooo:rsid="000d4bd0" officeooo:paragraph-rsid="000d4bd0" style:font-style-asian="normal" style:font-style-complex="normal"/>
    </style:style>
    <style:style style:name="P20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orphans="0" fo:widows="0" fo:text-indent="0cm" style:auto-text-indent="false" fo:padding="0cm" fo:border="none"/>
      <style:text-properties fo:font-style="normal" officeooo:rsid="000d4bd0" officeooo:paragraph-rsid="000cba60" style:font-style-asian="normal" style:font-style-complex="normal"/>
    </style:style>
    <style:style style:name="P21" style:family="paragraph" style:parent-style-name="Standard">
      <style:paragraph-properties fo:margin-left="0cm" fo:margin-right="0cm" fo:margin-top="0.21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officeooo:rsid="0015f8c7"/>
    </style:style>
    <style:style style:name="P22" style:family="paragraph" style:parent-style-name="Standard" style:list-style-name="WWNum1">
      <style:paragraph-properties fo:margin-left="0.75cm" fo:margin-right="0cm" fo:margin-top="0.42cm" fo:margin-bottom="0cm" loext:contextual-spacing="false" fo:line-height="100%" fo:text-align="start" style:justify-single-word="false" fo:keep-together="auto" fo:orphans="0" fo:widows="0" fo:text-indent="-0.75cm" style:auto-text-indent="false" fo:padding="0cm" fo:border="non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23" style:family="paragraph" style:parent-style-name="Standard">
      <style:paragraph-properties fo:margin-left="0.499cm" fo:margin-right="0cm" fo:margin-top="0.21cm" fo:margin-bottom="0cm" loext:contextual-spacing="false" fo:line-height="100%" fo:text-align="justify" style:justify-single-word="false" fo:orphans="0" fo:widows="0" fo:text-indent="-0.499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" fo:font-size="12pt" fo:letter-spacing="normal" fo:font-style="normal" style:text-underline-style="none" fo:font-weight="normal" officeooo:rsid="0018217a" officeooo:paragraph-rsid="0018217a" style:font-name-asian="Times1" style:font-size-asian="12pt" style:font-style-asian="normal" style:font-weight-asian="normal" style:font-name-complex="Times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" fo:font-size="10pt" fo:font-style="normal" style:text-underline-style="none" fo:font-weight="normal" style:font-name-asian="Courier1" style:font-size-asian="10pt" style:font-style-asian="normal" style:font-weight-asian="normal" style:font-name-complex="Courier1" style:font-size-complex="10pt"/>
    </style:style>
    <style:style style:name="T2" style:family="text">
      <style:text-properties style:font-name="Courier" fo:font-size="10pt" style:font-name-asian="Courier1" style:font-size-asian="10pt" style:font-name-complex="Courier1" style:font-size-complex="10pt"/>
    </style:style>
    <style:style style:name="T3" style:family="text">
      <style:text-properties style:font-name="Courier" fo:font-size="10pt" officeooo:rsid="000c972c" style:font-name-asian="Courier1" style:font-size-asian="10pt" style:font-name-complex="Courier1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4bd0" style:font-style-asian="italic" style:font-style-complex="italic"/>
    </style:style>
    <style:style style:name="T6" style:family="text">
      <style:text-properties fo:font-style="italic" officeooo:rsid="000f30cb" style:font-style-asian="italic" style:font-style-complex="italic"/>
    </style:style>
    <style:style style:name="T7" style:family="text">
      <style:text-properties fo:font-style="italic" officeooo:rsid="00103d59" style:font-style-asian="italic" style:font-style-complex="italic"/>
    </style:style>
    <style:style style:name="T8" style:family="text">
      <style:text-properties fo:font-style="italic" officeooo:rsid="0012c6bb" style:font-style-asian="italic" style:font-style-complex="italic"/>
    </style:style>
    <style:style style:name="T9" style:family="text">
      <style:text-properties fo:font-style="italic" fo:font-weight="normal" officeooo:rsid="0015f8c7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d4bd0" style:font-style-asian="normal" style:font-style-complex="normal"/>
    </style:style>
    <style:style style:name="T12" style:family="text">
      <style:text-properties fo:font-style="normal" officeooo:rsid="000f30cb" style:font-style-asian="normal" style:font-style-complex="normal"/>
    </style:style>
    <style:style style:name="T13" style:family="text">
      <style:text-properties fo:font-style="normal" officeooo:rsid="00103d59" style:font-style-asian="normal" style:font-style-complex="normal"/>
    </style:style>
    <style:style style:name="T14" style:family="text">
      <style:text-properties fo:font-style="normal" officeooo:rsid="00113aa2" style:font-style-asian="normal" style:font-style-complex="normal"/>
    </style:style>
    <style:style style:name="T15" style:family="text">
      <style:text-properties fo:font-style="normal" officeooo:rsid="0012c6bb" style:font-style-asian="normal" style:font-style-complex="normal"/>
    </style:style>
    <style:style style:name="T16" style:family="text">
      <style:text-properties fo:font-style="normal" officeooo:rsid="0015f8c7" style:font-style-asian="normal" style:font-style-complex="normal"/>
    </style:style>
    <style:style style:name="T17" style:family="text">
      <style:text-properties fo:font-style="normal" officeooo:rsid="00198093" style:font-style-asian="normal" style:font-style-complex="normal"/>
    </style:style>
    <style:style style:name="T18" style:family="text">
      <style:text-properties fo:font-style="normal" fo:font-weight="bold" officeooo:rsid="00103d59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13aa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2c6bb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5f8c7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officeooo:rsid="00103d5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13aa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5f8c7" style:font-style-asian="normal" style:font-weight-asian="normal" style:font-style-complex="normal" style:font-weight-complex="normal"/>
    </style:style>
    <style:style style:name="T25" style:family="text">
      <style:text-properties officeooo:rsid="000d4bd0"/>
    </style:style>
    <style:style style:name="T26" style:family="text">
      <style:text-properties officeooo:rsid="000f30cb"/>
    </style:style>
    <style:style style:name="T27" style:family="text">
      <style:text-properties officeooo:rsid="00160a10"/>
    </style:style>
    <style:style style:name="T28" style:family="text">
      <style:text-properties fo:color="#000000" style:text-line-through-style="none" style:text-line-through-type="none" style:text-position="0% 100%" style:font-name="Times" fo:font-size="12pt" style:text-underline-style="none" style:font-name-asian="Times1" style:font-size-asian="12pt" style:font-style-asian="normal" style:font-weight-asian="normal" style:font-name-complex="Times1" style:font-size-complex="12pt"/>
    </style:style>
    <style:style style:name="T29" style:family="text">
      <style:text-properties fo:color="#000000" style:text-line-through-style="none" style:text-line-through-type="none" style:text-position="0% 100%" style:font-name="Times" fo:font-size="12pt" style:text-underline-style="none" officeooo:rsid="0018217a" style:font-name-asian="Times1" style:font-size-asian="12pt" style:font-style-asian="normal" style:font-weight-asian="normal" style:font-name-complex="Times1" style:font-size-complex="12pt"/>
    </style:style>
    <style:style style:name="T30" style:family="text">
      <style:text-properties fo:color="#000000" style:text-line-through-style="none" style:text-line-through-type="none" style:text-position="0% 100%" style:font-name="Times" fo:font-size="12pt" style:text-underline-style="none" fo:font-weight="bold" style:font-name-asian="Times1" style:font-size-asian="12pt" style:font-style-asian="normal" style:font-weight-asian="bold" style:font-name-complex="Times1" style:font-size-complex="12pt" style:font-weight-complex="bold"/>
    </style:style>
    <style:style style:name="T31" style:family="text">
      <style:text-properties fo:color="#000000" style:text-line-through-style="none" style:text-line-through-type="none" style:text-position="0% 100%" style:font-name="Times" fo:font-size="12pt" fo:font-style="italic" style:text-underline-style="none" style:font-name-asian="Times1" style:font-size-asian="12pt" style:font-style-asian="italic" style:font-weight-asian="normal" style:font-name-complex="Times1" style:font-size-complex="12pt" style:font-style-complex="italic"/>
    </style:style>
    <style:style style:name="T32" style:family="text">
      <style:text-properties fo:color="#000000" style:text-line-through-style="none" style:text-line-through-type="none" style:text-position="0% 100%" style:font-name="Times" fo:font-size="12pt" fo:font-style="italic" style:text-underline-style="none" officeooo:rsid="0018217a" style:font-name-asian="Times1" style:font-size-asian="12pt" style:font-style-asian="italic" style:font-weight-asian="normal" style:font-name-complex="Times1" style:font-size-complex="12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lassificação de <text:span text:style-name="T26">palavras em ordem alfabética utilizando o método de </text:span>Ordenação Externa</text:p>
      <text:p text:style-name="P10">Nikolas Machado Corrêa</text:p>
      <text:p text:style-name="P1"><text:span text:style-name="T3">nmcorrea</text:span><text:span text:style-name="T2">@inf.ufsm.</text:span><text:span text:style-name="T1">br</text:span></text:p>
      <text:list xml:id="list408781730142212580" text:style-name="WWNum1">
        <text:list-item>
          <text:p text:style-name="P22">Introdução</text:p>
        </text:list-item>
      </text:list>
      <text:p text:style-name="P2">O algoritmo implementado tem por objetivo classificar palavras <text:span text:style-name="T26">(</text:span>representadas por strings) de um arquivo de texto fornecido como entrada em ordem alfabética. Para isso, foi utilizado um método de ordenação externa do tipo “divisão e conquista”, que consiste em particionar o arquivo <text:span text:style-name="T26">original </text:span>em sub-arquivos e ordená-los aos poucos, uma vez que a implementação supõe que <text:span text:style-name="T26">a</text:span> entrada não possa ser carregad<text:span text:style-name="T26">a</text:span> de uma vez só na memória <text:span text:style-name="T27">principal</text:span> do dispositivo.</text:p>
      <text:list xml:id="list234606256339263" text:continue-numbering="true" text:style-name="WWNum1">
        <text:list-item>
          <text:p text:style-name="P22">Algoritmo</text:p>
        </text:list-item>
      </text:list>
      <text:p text:style-name="P3">Para a implementação do programa fez-se necessário um estudo dos métodos de ordenação interna e externa, visto que o código utiliza ambos; <text:span text:style-name="T25">por isso, </text:span>primeiramente foi desenvolvida uma versão de teste baseando-se em dados do tipo <text:span text:style-name="T4">int, </text:span><text:span text:style-name="T10">visto que cada dado possui um tamanho fixo de 4 bytes na memória, o que facilita o particionamento e a divisão destes em sub-arquivos.</text:span><text:span text:style-name="T4"> </text:span><text:span text:style-name="T11">A linguagem de programação escolhida foi C++.</text:span></text:p>
      <text:p text:style-name="P4"><text:span text:style-name="T10">Para o processo de implementação com strings foram criadas funções para extração e armazenamento temporário das palavras, </text:span><text:span text:style-name="T11">descartando caracteres especiais </text:span><text:span text:style-name="T17">e </text:span><text:span text:style-name="T11">pontuação, </text:span><text:span text:style-name="T10">que por sua vez, foram ordenadas internamente utilizando </text:span><text:span text:style-name="T11">a função </text:span><text:span text:style-name="T5">std::sort </text:span><text:span text:style-name="T11">da biblioteca </text:span><text:span text:style-name="T5">&lt;algorithm&gt;</text:span><text:span text:style-name="T11"> <text:s/>e </text:span><text:span text:style-name="T10">agrupadas em arquivos, obedecendo o limite de dados por partição definido por 200 bytes. Vale ressaltar que os sub-arquivos não possuem um número fixo de strings uma vez que o tamanho de cada uma delas é variável, pois cada caractere conta como 1 byte, diferentemente do tratamento de dados que é feito com números inteiros.</text:span></text:p>
      <text:p text:style-name="P5"><text:span text:style-name="T10">Após a separação e </text:span><text:span text:style-name="T11">divisão em subproblemas, utilizou um método de ordenação externa que: abre dois dos arquivos temporários e compara duas palavras (uma de cada um) por vez, unindo, ao final da ordenação, os dois arquivos abertos em um só; isso foi realizado sucessivamente até que todos os arquivos temporários acabassem fundidos em uma única saída, gravada como </text:span><text:span text:style-name="T5">“txt_ordenado.txt” </text:span><text:span text:style-name="T11">na pasta dos códigos-fonte. </text:span><text:span text:style-name="T12">Este processo baseado em </text:span><text:span text:style-name="T6">dividir-para-conquistar</text:span><text:span text:style-name="T12"> não utilizou a recursão pois o objetivo principal é ocupar apenas parte da memória, algo que não aconteceria devido às chamadas recursivas.</text:span></text:p>
      <text:p text:style-name="P7"><text:span text:style-name="T12">As funções e dados comuns a mais de uma dela foram armazenados em uma </text:span><text:span text:style-name="T6">struct, </text:span><text:span text:style-name="T12">declarada </text:span><text:span text:style-name="T13">no arquivo </text:span><text:span text:style-name="T7">“ordenacao.hpp”. </text:span></text:p>
      <text:p text:style-name="P7"><text:soft-page-break/><text:span text:style-name="T12">Detalhando melhor o programa</text:span><text:span text:style-name="T11">, </text:span><text:span text:style-name="T13">foram criadas 11 funções no total, responsáveis por: </text:span></text:p>
      <text:p text:style-name="P15">(1) abrir o arquivo de entrada;</text:p>
      <text:p text:style-name="P6"><text:span text:style-name="T13">(2) efetuar a </text:span><text:span text:style-name="T18">ordenação </text:span><text:span text:style-name="T19">interna</text:span><text:span text:style-name="T13"> utilizando:</text:span></text:p>
      <text:p text:style-name="P15"><text:tab/>(3) extração de palavras,</text:p>
      <text:p text:style-name="P7"><text:span text:style-name="T13"><text:tab/>(4) criação de </text:span><text:span text:style-name="T15">sub-arquivos ordenados</text:span><text:span text:style-name="T13">;</text:span></text:p>
      <text:p text:style-name="P16"/>
      <text:p text:style-name="P7"><text:span text:style-name="T14">(5) </text:span><text:span text:style-name="T15">efetuar </text:span><text:span text:style-name="T13">a </text:span><text:span text:style-name="T18">ordenação </text:span><text:span text:style-name="T20">externa </text:span><text:span text:style-name="T13">utilizando:</text:span></text:p>
      <text:p text:style-name="P7"><text:span text:style-name="T18"><text:tab/></text:span><text:span text:style-name="T22">(</text:span><text:span text:style-name="T23">6</text:span><text:span text:style-name="T22">) </text:span><text:span text:style-name="T14">abertura d</text:span><text:span text:style-name="T15">as</text:span><text:span text:style-name="T14"> subpartições,</text:span></text:p>
      <text:p text:style-name="P7"><text:span text:style-name="T14"><text:tab/>(7) </text:span><text:span text:style-name="T15">comparação das palavras de cada uma, duas a duas,</text:span></text:p>
      <text:p text:style-name="P7"><text:span text:style-name="T15"><text:tab/>(8) gravação </text:span><text:span text:style-name="T14">dos dados nestas </text:span><text:span text:style-name="T15">e unificação;</text:span></text:p>
      <text:p text:style-name="P17"/>
      <text:p text:style-name="P9"><text:span text:style-name="T14">T</text:span><text:span text:style-name="T10">ambém foram utilizadas funções auxiliares para:</text:span></text:p>
      <text:p text:style-name="P18"><text:tab/>(9) verificar se arquivo está aberto e não chegou ao fim,</text:p>
      <text:p text:style-name="P18"><text:tab/>(10) calcular tamanho da partição em bytes,</text:p>
      <text:p text:style-name="P18"><text:tab/>(11) remoção dos arquivos temporários.</text:p>
      <text:p text:style-name="P19"/>
      <text:p text:style-name="P8"><text:span text:style-name="T20">Observaç</text:span><text:span text:style-name="T21">ões</text:span><text:span text:style-name="T20">:</text:span></text:p>
      <text:p text:style-name="P8"><text:span text:style-name="T21">1)</text:span><text:span text:style-name="T20"> </text:span><text:span text:style-name="T11">Não foram utilizados comentários nas funções do código </text:span><text:span text:style-name="T15">pois utilizou-se uma técnica de </text:span><text:span text:style-name="T8">Clean Code</text:span><text:span text:style-name="T15"> que consiste em utilizar nomes autoexplicativos para dispensar a necessidade de explicá-los; </text:span><text:span text:style-name="T16">o número de funções também é devido a uma técnica, pois o ideal é que cada função faça apenas uma coisa;</text:span></text:p>
      <text:p text:style-name="P8"><text:span text:style-name="T21">2) </text:span><text:span text:style-name="T24">A linha para compilação encontra-se no arquivo </text:span><text:span text:style-name="T9">ordenacao.hpp </text:span><text:span text:style-name="T24">assim como a forma de execução para abrir o arquivo de texto que será utilizado como entrada.</text:span></text:p>
      <text:p text:style-name="P20"/>
      <text:list xml:id="list234606535427918" text:continue-numbering="true" text:style-name="WWNum1">
        <text:list-item>
          <text:p text:style-name="P22">Aplicações</text:p>
        </text:list-item>
      </text:list>
      <text:p text:style-name="P21">Todos os algoritmos de ordenação têm por finalidade facilitar a recuperação de dados posteriormente por meio de uma classificação; a ordenação externa é utilizada em casos em que se trabalha com um grande volume de dados e que se tornam inviáveis de serem organizados internamente, por isso, o algoritmo se aplica a vários problemas que necessitam dessa organização, como, por exemplo, a organização das palavras em uma espécie de dicionário (fichário de nome); recuperação de nomes de uma lista telefônica, etc.</text:p>
      <text:p text:style-name="P11"><text:soft-page-break/>Referências</text:p>
      <text:p text:style-name="P12"><text:span text:style-name="T30">Stack Overflow</text:span><text:span text:style-name="T28"> – </text:span><text:span text:style-name="T32">Website</text:span><text:span text:style-name="T29"> - </text:span><text:a xlink:type="simple" xlink:href="https://stackoverflow.com/" text:style-name="Internet_20_link" text:visited-style-name="Visited_20_Internet_20_Link">https://stackoverflow.com/</text:a></text:p>
      <text:p text:style-name="P13"><text:span text:style-name="T30">C++ Reference</text:span><text:span text:style-name="T28"> – </text:span><text:span text:style-name="T31">Website</text:span><text:span text:style-name="T28"> - </text:span><text:a xlink:type="simple" xlink:href="http://www.cplusplus.com/" text:style-name="Internet_20_link" text:visited-style-name="Visited_20_Internet_20_Link">http://www.cplusplus.com/</text:a></text:p>
      <text:p text:style-name="P13"><text:span text:style-name="T30">Notas de aula</text:span><text:span text:style-name="T28"> – </text:span><text:span text:style-name="T31">PDF</text:span><text:span text:style-name="T28"> – </text:span><text:a xlink:type="simple" xlink:href="https://github.com/joao-lima/notas-de-aula-POD-UFSM" text:style-name="Internet_20_link" text:visited-style-name="Visited_20_Internet_20_Link">https://github.com/joao-lima/notas-de-aula-POD-UFSM</text:a></text:p>
      <text:p text:style-name="P13"><text:span text:style-name="T30">Ordenação Externa</text:span><text:span text:style-name="T28"> – </text:span><text:span text:style-name="T31">Vídeo</text:span><text:span text:style-name="T28"> - </text:span><text:a xlink:type="simple" xlink:href="https://www.youtube.com/watch?v=sVGbj1zgvWQ" text:style-name="Internet_20_link" text:visited-style-name="Visited_20_Internet_20_Link">https://www.youtube.com/watch?v=sVGbj1zgvWQ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-light, sans-serif"/>
    <style:font-face style:name="Courier" svg:font-family="Courie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ourier1" svg:font-family="Courier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t" fo:country="BR" style:letter-kerning="tru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pt" fo:country="BR" style:letter-kerning="tru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635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small-caps" fo:color="#000000" style:text-line-through-style="none" style:text-line-through-type="none" style:text-position="0% 100%" style:font-name="Times" fo:font-family="Times" style:font-family-generic="roman" style:font-pitch="variable" fo:font-size="14pt" fo:font-style="normal" style:text-underline-style="none" fo:font-weight="bold" style:font-name-asian="Times1" style:font-family-asian="Times" style:font-family-generic-asian="system" style:font-pitch-asian="variable" style:font-size-asian="14pt" style:font-style-asian="normal" style:font-weight-asian="bold" style:font-name-complex="Times1" style:font-family-complex="Times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423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3pt" fo:font-style="normal" style:text-underline-style="none" fo:font-weight="bold" style:font-name-asian="Times1" style:font-family-asian="Times" style:font-family-generic-asian="system" style:font-pitch-asian="variable" style:font-size-asian="13pt" style:font-style-asian="normal" style:font-weight-asian="bold" style:font-name-complex="Times1" style:font-family-complex="Times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2pt" fo:font-style="normal" style:text-underline-style="none" fo:font-weight="bold" style:font-name-asian="Times1" style:font-family-asian="Times" style:font-family-generic-asian="system" style:font-pitch-asian="variable" style:font-size-asian="12pt" style:font-style-asian="normal" style:font-weight-asian="bold" style:font-name-complex="Times1" style:font-family-complex="Times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2pt" fo:font-style="italic" style:text-underline-style="none" fo:font-weight="normal" style:font-name-asian="Times1" style:font-family-asian="Times" style:font-family-generic-asian="system" style:font-pitch-asian="variable" style:font-size-asian="12pt" style:font-style-asian="italic" style:font-weight-asian="normal" style:font-name-complex="Times1" style:font-family-complex="Times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" fo:font-family="Times" style:font-family-generic="roman" style:font-pitch="variable" fo:font-size="12pt" fo:font-style="italic" style:text-underline-style="none" fo:font-weight="bold" style:font-name-asian="Times1" style:font-family-asian="Times" style:font-family-generic-asian="system" style:font-pitch-asian="variable" style:font-size-asian="12pt" style:font-style-asian="italic" style:font-weight-asian="bold" style:font-name-complex="Times1" style:font-family-complex="Times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4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Times" fo:font-family="Times" style:font-family-generic="roman" style:font-pitch="variable" fo:font-size="18pt" fo:font-style="normal" style:text-underline-style="none" fo:font-weight="bold" style:font-name-asian="Times1" style:font-family-asian="Times" style:font-family-generic-asian="system" style:font-pitch-asian="variable" style:font-size-asian="18pt" style:font-style-asian="normal" style:font-weight-asian="bold" style:font-name-complex="Times1" style:font-family-complex="Times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4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Times" fo:font-family="Times" style:font-family-generic="roman" style:font-pitch="variable" fo:font-size="14pt" fo:font-style="italic" style:text-underline-style="none" fo:font-weight="bold" style:font-name-asian="Times1" style:font-family-asian="Times" style:font-family-generic-asian="system" style:font-pitch-asian="variable" style:font-size-asian="14pt" style:font-style-asian="italic" style:font-weight-asian="bold" style:font-name-complex="Times1" style:font-family-complex="Times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fo:background-color="#ffffff" style:writing-mode="lr-tb" style:layout-grid-color="#c0c0c0" style:layout-grid-lines="237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8T23:46:02.880398047</dc:date>
    <meta:editing-duration>PT35M1S</meta:editing-duration>
    <meta:editing-cycles>6</meta:editing-cycles>
    <meta:document-statistic meta:table-count="0" meta:image-count="0" meta:object-count="0" meta:page-count="3" meta:paragraph-count="33" meta:word-count="630" meta:character-count="4165" meta:non-whitespace-character-count="3555"/>
  </office:meta>
</office:document-meta>
</file>